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7cm"/>
    </style:style>
    <style:style style:name="co3" style:family="table-column">
      <style:table-column-properties fo:break-before="auto" style:column-width="0.453cm"/>
    </style:style>
    <style:style style:name="co5" style:family="table-column">
      <style:table-column-properties fo:break-before="auto" style:column-width="0.351cm"/>
    </style:style>
    <style:style style:name="co6" style:family="table-column">
      <style:table-column-properties fo:break-before="auto" style:column-width="6.89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358cm" fo:break-before="auto" style:use-optimal-row-height="false"/>
    </style:style>
    <style:style style:name="ro5" style:family="table-row">
      <style:table-row-properties style:row-height="0.332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7" table:default-cell-style-name="ce3"/>
        <table:table-column table:style-name="co2" table:default-cell-style-name="ce3"/>
        <table:table-column table:style-name="co6" table:default-cell-style-name="ce3"/>
        <table:table-column table:style-name="co4" table:number-columns-repeated="1012" table:default-cell-style-name="ce3"/>
        <table:table-row table:style-name="ro3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01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table:formula="of:=SQRT([.B1]*[.A2])" office:value-type="float" office:value="1">
            <text:p>1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table:formula="of:=SQRT([.B1]*[.A3])" office:value-type="float" office:value="1.4142135623731">
            <text:p>1.4142135624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table:formula="of:=SQRT([.B1]*[.A4])" office:value-type="float" office:value="1.73205080756888">
            <text:p>1.7320508076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table:formula="of:=SQRT([.B1]*[.A5])" office:value-type="float" office:value="2">
            <text:p>2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4" table:formula="of:=SQRT([.B1]*[.A6])" office:value-type="float" office:value="2.23606797749979">
            <text:p>2.2360679775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4" table:formula="of:=SQRT([.B1]*[.A7])" office:value-type="float" office:value="2.44948974278318">
            <text:p>2.4494897428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4" table:formula="of:=SQRT([.B1]*[.A8])" office:value-type="float" office:value="2.64575131106459">
            <text:p>2.6457513111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4" table:formula="of:=SQRT([.B1]*[.A9])" office:value-type="float" office:value="2.82842712474619">
            <text:p>2.8284271247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4" table:formula="of:=SQRT([.B1]*[.A10])" office:value-type="float" office:value="3">
            <text:p>3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table:formula="of:=SQRT([.B1]*[.A11])" office:value-type="float" office:value="3.16227766016838">
            <text:p>3.1622776602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4" table:formula="of:=SQRT([.B1]*[.A12])" office:value-type="float" office:value="3.3166247903554">
            <text:p>3.3166247904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4" table:formula="of:=SQRT([.B1]*[.A13])" office:value-type="float" office:value="3.46410161513775">
            <text:p>3.4641016151</text:p>
          </table:table-cell>
          <table:table-cell table:style-name="ce4" table:formula="of:=SQRT([.C1]*[.A13])" office:value-type="float" office:value="4.89897948556636">
            <text:p>4.8989794856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table:formula="of:=SQRT([.B1]*[.A14])" office:value-type="float" office:value="3.60555127546399">
            <text:p>3.6055512755</text:p>
          </table:table-cell>
          <table:table-cell table:style-name="ce4" table:formula="of:=SQRT([.C1]*[.A14])" office:value-type="float" office:value="5.09901951359278">
            <text:p>5.0990195136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4" table:formula="of:=SQRT([.B1]*[.A15])" office:value-type="float" office:value="3.74165738677394">
            <text:p>3.7416573868</text:p>
          </table:table-cell>
          <table:table-cell table:style-name="ce4" table:formula="of:=SQRT([.C1]*[.A15])" office:value-type="float" office:value="5.29150262212918">
            <text:p>5.2915026221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4" table:formula="of:=SQRT([.B1]*[.A16])" office:value-type="float" office:value="3.87298334620742">
            <text:p>3.8729833462</text:p>
          </table:table-cell>
          <table:table-cell table:style-name="ce4" table:formula="of:=SQRT([.C1]*[.A16])" office:value-type="float" office:value="5.47722557505166">
            <text:p>5.4772255751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/>
          <table:table-cell table:style-name="ce4" table:formula="of:=SQRT([.C1]*[.A17])" office:value-type="float" office:value="5.65685424949238">
            <text:p>5.6568542495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/>
          <table:table-cell table:style-name="ce4" table:formula="of:=SQRT([.C1]*[.A18])" office:value-type="float" office:value="5.8309518948453">
            <text:p>5.8309518948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/>
          <table:table-cell table:style-name="ce4" table:formula="of:=SQRT([.C1]*[.A19])" office:value-type="float" office:value="6">
            <text:p>6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/>
          <table:table-cell table:style-name="ce4" table:formula="of:=SQRT([.C1]*[.A20])" office:value-type="float" office:value="6.16441400296898">
            <text:p>6.164414003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/>
          <table:table-cell table:style-name="ce4" table:formula="of:=SQRT([.C1]*[.A21])" office:value-type="float" office:value="6.32455532033676">
            <text:p>6.3245553203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/>
          <table:table-cell table:style-name="ce4" table:formula="of:=SQRT([.C1]*[.A22])" office:value-type="float" office:value="6.48074069840786">
            <text:p>6.4807406984</text:p>
          </table:table-cell>
          <table:table-cell table:style-name="ce4" table:formula="of:=SQRT([.D1]*[.A22])" office:value-type="float" office:value="7.93725393319377">
            <text:p>7.9372539332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/>
          <table:table-cell table:style-name="ce4" table:formula="of:=SQRT([.C1]*[.A23])" office:value-type="float" office:value="6.6332495807108">
            <text:p>6.6332495807</text:p>
          </table:table-cell>
          <table:table-cell table:style-name="ce4" table:formula="of:=SQRT([.D1]*[.A23])" office:value-type="float" office:value="8.12403840463596">
            <text:p>8.1240384046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/>
          <table:table-cell table:style-name="ce4" table:formula="of:=SQRT([.C1]*[.A24])" office:value-type="float" office:value="6.78232998312527">
            <text:p>6.7823299831</text:p>
          </table:table-cell>
          <table:table-cell table:style-name="ce4" table:formula="of:=SQRT([.D1]*[.A24])" office:value-type="float" office:value="8.30662386291808">
            <text:p>8.3066238629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/>
          <table:table-cell table:style-name="ce4" table:formula="of:=SQRT([.C1]*[.A25])" office:value-type="float" office:value="6.92820323027551">
            <text:p>6.9282032303</text:p>
          </table:table-cell>
          <table:table-cell table:style-name="ce4" table:formula="of:=SQRT([.D1]*[.A25])" office:value-type="float" office:value="8.48528137423857">
            <text:p>8.4852813742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table:number-columns-repeated="2"/>
          <table:table-cell table:style-name="ce4" table:formula="of:=SQRT([.D1]*[.A26])" office:value-type="float" office:value="8.66025403784439">
            <text:p>8.6602540378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table:number-columns-repeated="2"/>
          <table:table-cell table:style-name="ce4" table:formula="of:=SQRT([.D1]*[.A27])" office:value-type="float" office:value="8.83176086632785">
            <text:p>8.8317608663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table:number-columns-repeated="2"/>
          <table:table-cell table:style-name="ce4" table:formula="of:=SQRT([.D1]*[.A28])" office:value-type="float" office:value="9">
            <text:p>9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4" table:formula="of:=SQRT([.D1]*[.A29])" office:value-type="float" office:value="9.16515138991168">
            <text:p>9.1651513899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4" table:formula="of:=SQRT([.D1]*[.A30])" office:value-type="float" office:value="9.32737905308882">
            <text:p>9.3273790531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style-name="ce4" table:formula="of:=SQRT([.D1]*[.A31])" office:value-type="float" office:value="9.48683298050514">
            <text:p>9.4868329805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table:number-columns-repeated="2"/>
          <table:table-cell table:style-name="ce4" table:formula="of:=SQRT([.D1]*[.A32])" office:value-type="float" office:value="9.64365076099296">
            <text:p>9.643650761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table:number-columns-repeated="2"/>
          <table:table-cell table:style-name="ce4" table:formula="of:=SQRT([.D1]*[.A33])" office:value-type="float" office:value="9.79795897113271">
            <text:p>9.7979589711</text:p>
          </table:table-cell>
          <table:table-cell table:style-name="ce4" table:formula="of:=SQRT([.E1]*[.A33])" office:value-type="float" office:value="11.3137084989848">
            <text:p>11.313708499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table:number-columns-repeated="2"/>
          <table:table-cell table:style-name="ce4" table:formula="of:=SQRT([.D1]*[.A34])" office:value-type="float" office:value="9.9498743710662">
            <text:p>9.9498743711</text:p>
          </table:table-cell>
          <table:table-cell table:style-name="ce4" table:formula="of:=SQRT([.E1]*[.A34])" office:value-type="float" office:value="11.4891252930761">
            <text:p>11.4891252931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table:number-columns-repeated="2"/>
          <table:table-cell table:style-name="ce4" table:formula="of:=SQRT([.D1]*[.A35])" office:value-type="float" office:value="10.0995049383621">
            <text:p>10.0995049384</text:p>
          </table:table-cell>
          <table:table-cell table:style-name="ce4" table:formula="of:=SQRT([.E1]*[.A35])" office:value-type="float" office:value="11.6619037896906">
            <text:p>11.6619037897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table:number-columns-repeated="3"/>
          <table:table-cell table:style-name="ce4" table:formula="of:=SQRT([.E1]*[.A36])" office:value-type="float" office:value="11.8321595661992">
            <text:p>11.8321595662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table:number-columns-repeated="3"/>
          <table:table-cell table:style-name="ce4" table:formula="of:=SQRT([.E1]*[.A37])" office:value-type="float" office:value="12">
            <text:p>12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table:number-columns-repeated="3"/>
          <table:table-cell table:style-name="ce4" table:formula="of:=SQRT([.E1]*[.A38])" office:value-type="float" office:value="12.1655250605964">
            <text:p>12.1655250606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table:number-columns-repeated="3"/>
          <table:table-cell table:style-name="ce4" table:formula="of:=SQRT([.E1]*[.A39])" office:value-type="float" office:value="12.328828005938">
            <text:p>12.3288280059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table:number-columns-repeated="3"/>
          <table:table-cell table:style-name="ce4" table:formula="of:=SQRT([.E1]*[.A40])" office:value-type="float" office:value="12.4899959967968">
            <text:p>12.4899959968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table:number-columns-repeated="3"/>
          <table:table-cell table:style-name="ce4" table:formula="of:=SQRT([.E1]*[.A41])" office:value-type="float" office:value="12.6491106406735">
            <text:p>12.6491106407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table:number-columns-repeated="3"/>
          <table:table-cell table:style-name="ce4" table:formula="of:=SQRT([.E1]*[.A42])" office:value-type="float" office:value="12.8062484748657">
            <text:p>12.8062484749</text:p>
          </table:table-cell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table:number-columns-repeated="3"/>
          <table:table-cell table:style-name="ce4" table:formula="of:=SQRT([.E1]*[.A43])" office:value-type="float" office:value="12.9614813968157">
            <text:p>12.9614813968</text:p>
          </table:table-cell>
          <table:table-cell table:style-name="ce4" table:formula="of:=SQRT([.F1]*[.A43])" office:value-type="float" office:value="14.4913767461894">
            <text:p>14.4913767462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table:number-columns-repeated="3"/>
          <table:table-cell table:style-name="ce4" table:formula="of:=SQRT([.E1]*[.A44])" office:value-type="float" office:value="13.114877048604">
            <text:p>13.1148770486</text:p>
          </table:table-cell>
          <table:table-cell table:style-name="ce4" table:formula="of:=SQRT([.F1]*[.A44])" office:value-type="float" office:value="14.6628782986152">
            <text:p>14.6628782986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table:number-columns-repeated="3"/>
          <table:table-cell table:style-name="ce4" table:formula="of:=SQRT([.E1]*[.A45])" office:value-type="float" office:value="13.2664991614216">
            <text:p>13.2664991614</text:p>
          </table:table-cell>
          <table:table-cell table:style-name="ce4" table:formula="of:=SQRT([.F1]*[.A45])" office:value-type="float" office:value="14.8323969741913">
            <text:p>14.8323969742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table:number-columns-repeated="3"/>
          <table:table-cell table:style-name="ce4" table:formula="of:=SQRT([.E1]*[.A46])" office:value-type="float" office:value="13.4164078649987">
            <text:p>13.416407865</text:p>
          </table:table-cell>
          <table:table-cell table:style-name="ce4" table:formula="of:=SQRT([.F1]*[.A46])" office:value-type="float" office:value="15">
            <text:p>15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table:number-columns-repeated="3"/>
          <table:table-cell table:style-name="ce4" table:formula="of:=SQRT([.E1]*[.A47])" office:value-type="float" office:value="13.5646599662505">
            <text:p>13.5646599663</text:p>
          </table:table-cell>
          <table:table-cell table:style-name="ce4" table:formula="of:=SQRT([.F1]*[.A47])" office:value-type="float" office:value="15.1657508881031">
            <text:p>15.1657508881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table:number-columns-repeated="3"/>
          <table:table-cell table:style-name="ce4" table:formula="of:=SQRT([.E1]*[.A48])" office:value-type="float" office:value="13.7113092008021">
            <text:p>13.7113092008</text:p>
          </table:table-cell>
          <table:table-cell table:style-name="ce4" table:formula="of:=SQRT([.F1]*[.A48])" office:value-type="float" office:value="15.3297097167559">
            <text:p>15.3297097168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table:number-columns-repeated="4"/>
          <table:table-cell table:style-name="ce4" table:formula="of:=SQRT([.F1]*[.A49])" office:value-type="float" office:value="15.4919333848297">
            <text:p>15.4919333848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table:number-columns-repeated="4"/>
          <table:table-cell table:style-name="ce4" table:formula="of:=SQRT([.F1]*[.A50])" office:value-type="float" office:value="15.6524758424985">
            <text:p>15.6524758425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table:number-columns-repeated="4"/>
          <table:table-cell table:style-name="ce4" table:formula="of:=SQRT([.F1]*[.A51])" office:value-type="float" office:value="15.8113883008419">
            <text:p>15.8113883008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table:number-columns-repeated="4"/>
          <table:table-cell table:style-name="ce4" table:formula="of:=SQRT([.F1]*[.A52])" office:value-type="float" office:value="15.9687194226713">
            <text:p>15.9687194227</text:p>
          </table:table-cell>
          <table:table-cell table:style-name="ce4" table:formula="of:=SQRT([.G1]*[.A52])" office:value-type="float" office:value="17.4928556845359">
            <text:p>17.4928556845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table:number-columns-repeated="4"/>
          <table:table-cell table:style-name="ce4" table:formula="of:=SQRT([.F1]*[.A53])" office:value-type="float" office:value="16.1245154965971">
            <text:p>16.1245154966</text:p>
          </table:table-cell>
          <table:table-cell table:style-name="ce4" table:formula="of:=SQRT([.G1]*[.A53])" office:value-type="float" office:value="17.6635217326557">
            <text:p>17.6635217327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table:number-columns-repeated="4"/>
          <table:table-cell table:style-name="ce4" table:formula="of:=SQRT([.F1]*[.A54])" office:value-type="float" office:value="16.2788205960997">
            <text:p>16.2788205961</text:p>
          </table:table-cell>
          <table:table-cell table:style-name="ce4" table:formula="of:=SQRT([.G1]*[.A54])" office:value-type="float" office:value="17.832554500127">
            <text:p>17.8325545001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table:number-columns-repeated="4"/>
          <table:table-cell table:style-name="ce4" table:formula="of:=SQRT([.F1]*[.A55])" office:value-type="float" office:value="16.431676725155">
            <text:p>16.4316767252</text:p>
          </table:table-cell>
          <table:table-cell table:style-name="ce4" table:formula="of:=SQRT([.G1]*[.A55])" office:value-type="float" office:value="18">
            <text:p>18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table:number-columns-repeated="4"/>
          <table:table-cell table:style-name="ce4" table:formula="of:=SQRT([.F1]*[.A56])" office:value-type="float" office:value="16.583123951777">
            <text:p>16.5831239518</text:p>
          </table:table-cell>
          <table:table-cell table:style-name="ce4" table:formula="of:=SQRT([.G1]*[.A56])" office:value-type="float" office:value="18.165902124585">
            <text:p>18.1659021246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table:number-columns-repeated="4"/>
          <table:table-cell table:style-name="ce4" table:formula="of:=SQRT([.F1]*[.A57])" office:value-type="float" office:value="16.7332005306815">
            <text:p>16.7332005307</text:p>
          </table:table-cell>
          <table:table-cell table:style-name="ce4" table:formula="of:=SQRT([.G1]*[.A57])" office:value-type="float" office:value="18.3303027798234">
            <text:p>18.3303027798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table:number-columns-repeated="5"/>
          <table:table-cell table:style-name="ce4" table:formula="of:=SQRT([.G1]*[.A58])" office:value-type="float" office:value="18.4932420089069">
            <text:p>18.4932420089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table:number-columns-repeated="5"/>
          <table:table-cell table:style-name="ce4" table:formula="of:=SQRT([.G1]*[.A59])" office:value-type="float" office:value="18.6547581061776">
            <text:p>18.6547581062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table:number-columns-repeated="5"/>
          <table:table-cell table:style-name="ce4" table:formula="of:=SQRT([.G1]*[.A60])" office:value-type="float" office:value="18.8148877222268">
            <text:p>18.8148877222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table:number-columns-repeated="5"/>
          <table:table-cell table:style-name="ce4" table:formula="of:=SQRT([.G1]*[.A61])" office:value-type="float" office:value="18.9736659610103">
            <text:p>18.973665961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table:number-columns-repeated="5"/>
          <table:table-cell table:style-name="ce4" table:formula="of:=SQRT([.G1]*[.A62])" office:value-type="float" office:value="19.131126469709">
            <text:p>19.1311264697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table:number-columns-repeated="5"/>
          <table:table-cell table:style-name="ce4" table:formula="of:=SQRT([.G1]*[.A63])" office:value-type="float" office:value="19.2873015219859">
            <text:p>19.287301522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table:number-columns-repeated="5"/>
          <table:table-cell table:style-name="ce4" table:formula="of:=SQRT([.G1]*[.A64])" office:value-type="float" office:value="19.4422220952236">
            <text:p>19.4422220952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table:number-columns-repeated="5"/>
          <table:table-cell table:style-name="ce4" table:formula="of:=SQRT([.G1]*[.A65])" office:value-type="float" office:value="19.5959179422654">
            <text:p>19.5959179423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table:number-columns-repeated="5"/>
          <table:table-cell table:style-name="ce4" table:formula="of:=SQRT([.G1]*[.A66])" office:value-type="float" office:value="19.7484176581315">
            <text:p>19.7484176581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table:number-columns-repeated="5"/>
          <table:table-cell table:style-name="ce4" table:formula="of:=SQRT([.G1]*[.A67])" office:value-type="float" office:value="19.8997487421324">
            <text:p>19.8997487421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table:number-columns-repeated="5"/>
          <table:table-cell table:style-name="ce4" table:formula="of:=SQRT([.G1]*[.A68])" office:value-type="float" office:value="20.0499376557634">
            <text:p>20.0499376558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table:number-columns-repeated="5"/>
          <table:table-cell table:style-name="ce4" table:formula="of:=SQRT([.G1]*[.A69])" office:value-type="float" office:value="20.1990098767242">
            <text:p>20.1990098767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table:number-columns-repeated="5"/>
          <table:table-cell table:style-name="ce4" table:formula="of:=SQRT([.G1]*[.A70])" office:value-type="float" office:value="20.3469899493758">
            <text:p>20.3469899494</text:p>
          </table:table-cell>
          <table:table-cell table:style-name="ce4" table:formula="of:=SQRT([.H1]*[.A70])" office:value-type="float" office:value="21.9772609758359">
            <text:p>21.9772609758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table:number-columns-repeated="5"/>
          <table:table-cell table:style-name="ce4" table:formula="of:=SQRT([.G1]*[.A71])" office:value-type="float" office:value="20.4939015319192">
            <text:p>20.4939015319</text:p>
          </table:table-cell>
          <table:table-cell table:style-name="ce4" table:formula="of:=SQRT([.H1]*[.A71])" office:value-type="float" office:value="22.1359436211787">
            <text:p>22.1359436212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table:number-columns-repeated="5"/>
          <table:table-cell table:style-name="ce4" table:formula="of:=SQRT([.G1]*[.A72])" office:value-type="float" office:value="20.6397674405503">
            <text:p>20.6397674406</text:p>
          </table:table-cell>
          <table:table-cell table:style-name="ce4" table:formula="of:=SQRT([.H1]*[.A72])" office:value-type="float" office:value="22.293496809608">
            <text:p>22.2934968096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table:number-columns-repeated="5"/>
          <table:table-cell table:style-name="ce4" table:formula="of:=SQRT([.G1]*[.A73])" office:value-type="float" office:value="20.7846096908265">
            <text:p>20.7846096908</text:p>
          </table:table-cell>
          <table:table-cell table:style-name="ce4" table:formula="of:=SQRT([.H1]*[.A73])" office:value-type="float" office:value="22.4499443206436">
            <text:p>22.4499443206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table:number-columns-repeated="6"/>
          <table:table-cell table:style-name="ce4" table:formula="of:=SQRT([.H1]*[.A74])" office:value-type="float" office:value="22.6053091109146">
            <text:p>22.6053091109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table:number-columns-repeated="6"/>
          <table:table-cell table:style-name="ce4" table:formula="of:=SQRT([.H1]*[.A75])" office:value-type="float" office:value="22.7596133534821">
            <text:p>22.7596133535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table:number-columns-repeated="6"/>
          <table:table-cell table:style-name="ce4" table:formula="of:=SQRT([.H1]*[.A76])" office:value-type="float" office:value="22.9128784747792">
            <text:p>22.9128784748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table:number-columns-repeated="6"/>
          <table:table-cell table:style-name="ce4" table:formula="of:=SQRT([.H1]*[.A77])" office:value-type="float" office:value="23.0651251893416">
            <text:p>23.0651251893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table:number-columns-repeated="6"/>
          <table:table-cell table:style-name="ce4" table:formula="of:=SQRT([.H1]*[.A78])" office:value-type="float" office:value="23.2163735324878">
            <text:p>23.2163735325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table:number-columns-repeated="6"/>
          <table:table-cell table:style-name="ce4" table:formula="of:=SQRT([.H1]*[.A79])" office:value-type="float" office:value="23.3666428910958">
            <text:p>23.3666428911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table:number-columns-repeated="6"/>
          <table:table-cell table:style-name="ce4" table:formula="of:=SQRT([.H1]*[.A80])" office:value-type="float" office:value="23.5159520326097">
            <text:p>23.5159520326</text:p>
          </table:table-cell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2" table:number-columns-repeated="6"/>
          <table:table-cell table:style-name="ce4" table:formula="of:=SQRT([.H1]*[.A81])" office:value-type="float" office:value="23.6643191323985">
            <text:p>23.6643191324</text:p>
          </table:table-cell>
          <table:table-cell table:style-name="ce4" table:formula="of:=SQRT([.I1]*[.A81])" office:value-type="float" office:value="25.298221281347">
            <text:p>25.2982212813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2" table:number-columns-repeated="6"/>
          <table:table-cell table:style-name="ce4" table:formula="of:=SQRT([.H1]*[.A82])" office:value-type="float" office:value="23.8117617995813">
            <text:p>23.8117617996</text:p>
          </table:table-cell>
          <table:table-cell table:style-name="ce4" table:formula="of:=SQRT([.I1]*[.A82])" office:value-type="float" office:value="25.4558441227157">
            <text:p>25.4558441227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2" table:number-columns-repeated="7"/>
          <table:table-cell table:style-name="ce4" table:formula="of:=SQRT([.I1]*[.A83])" office:value-type="float" office:value="25.6124969497314">
            <text:p>25.6124969497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2" table:number-columns-repeated="7"/>
          <table:table-cell table:style-name="ce4" table:formula="of:=SQRT([.I1]*[.A84])" office:value-type="float" office:value="25.7681974534503">
            <text:p>25.7681974535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4">
            <text:p>84</text:p>
          </table:table-cell>
          <table:table-cell table:style-name="ce2" table:number-columns-repeated="7"/>
          <table:table-cell table:style-name="ce4" table:formula="of:=SQRT([.I1]*[.A85])" office:value-type="float" office:value="25.9229627936314">
            <text:p>25.9229627936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5">
            <text:p>85</text:p>
          </table:table-cell>
          <table:table-cell table:style-name="ce2" table:number-columns-repeated="7"/>
          <table:table-cell table:style-name="ce4" table:formula="of:=SQRT([.I1]*[.A86])" office:value-type="float" office:value="26.0768096208106">
            <text:p>26.0768096208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2" table:number-columns-repeated="7"/>
          <table:table-cell table:style-name="ce4" table:formula="of:=SQRT([.I1]*[.A87])" office:value-type="float" office:value="26.229754097208">
            <text:p>26.2297540972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7">
            <text:p>87</text:p>
          </table:table-cell>
          <table:table-cell table:style-name="ce2" table:number-columns-repeated="7"/>
          <table:table-cell table:style-name="ce4" table:formula="of:=SQRT([.I1]*[.A88])" office:value-type="float" office:value="26.3818119165458">
            <text:p>26.3818119165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2" table:number-columns-repeated="7"/>
          <table:table-cell table:style-name="ce4" table:formula="of:=SQRT([.I1]*[.A89])" office:value-type="float" office:value="26.5329983228432">
            <text:p>26.5329983228</text:p>
          </table:table-cell>
          <table:table-cell table:style-name="ce4" table:formula="of:=SQRT([.J1]*[.A89])" office:value-type="float" office:value="28.1424945589406">
            <text:p>28.1424945589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2" table:number-columns-repeated="7"/>
          <table:table-cell table:style-name="ce4" table:formula="of:=SQRT([.I1]*[.A90])" office:value-type="float" office:value="26.6833281282527">
            <text:p>26.6833281283</text:p>
          </table:table-cell>
          <table:table-cell table:style-name="ce4" table:formula="of:=SQRT([.J1]*[.A90])" office:value-type="float" office:value="28.3019433961698">
            <text:p>28.3019433962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float" office:value="90">
            <text:p>90</text:p>
          </table:table-cell>
          <table:table-cell table:style-name="ce2" table:number-columns-repeated="7"/>
          <table:table-cell table:style-name="ce4" table:formula="of:=SQRT([.I1]*[.A91])" office:value-type="float" office:value="26.8328157299975">
            <text:p>26.83281573</text:p>
          </table:table-cell>
          <table:table-cell table:style-name="ce4" table:formula="of:=SQRT([.J1]*[.A91])" office:value-type="float" office:value="28.4604989415154">
            <text:p>28.4604989415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table:number-columns-repeated="8"/>
          <table:table-cell table:style-name="ce4" table:formula="of:=SQRT([.J1]*[.A92])" office:value-type="float" office:value="28.6181760425084">
            <text:p>28.6181760425</text:p>
          </table:table-cell>
          <table:table-cell table:style-name="ce5"/>
          <table:table-cell table:number-columns-repeated="1013"/>
        </table:table-row>
        <table:table-row table:style-name="ro6">
          <table:table-cell table:style-name="ce2" office:value-type="float" office:value="92">
            <text:p>92</text:p>
          </table:table-cell>
          <table:table-cell table:style-name="ce2" table:number-columns-repeated="8"/>
          <table:table-cell table:style-name="ce4" table:formula="of:=SQRT([.J1]*[.A93])" office:value-type="float" office:value="28.7749891398763">
            <text:p>28.7749891399</text:p>
          </table:table-cell>
          <table:table-cell table:style-name="ce5"/>
          <table:table-cell table:number-columns-repeated="1013"/>
        </table:table-row>
        <table:table-row table:style-name="ro4">
          <table:table-cell table:style-name="ce2" office:value-type="float" office:value="93">
            <text:p>93</text:p>
          </table:table-cell>
          <table:table-cell table:style-name="ce2" table:number-columns-repeated="5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4" table:formula="of:=SQRT([.J1]*[.A94])" office:value-type="float" office:value="28.9309522829789">
            <text:p>28.930952283</text:p>
          </table:table-cell>
          <table:table-cell table:style-name="ce5"/>
          <table:table-cell table:number-columns-repeated="1013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table:number-columns-repeated="8"/>
          <table:table-cell table:style-name="ce4" table:formula="of:=SQRT([.J1]*[.A95])" office:value-type="float" office:value="29.086079144498">
            <text:p>29.0860791445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table:number-columns-repeated="8"/>
          <table:table-cell table:style-name="ce4" table:formula="of:=SQRT([.J1]*[.A96])" office:value-type="float" office:value="29.2403830344269">
            <text:p>29.2403830344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table:number-columns-repeated="8"/>
          <table:table-cell table:style-name="ce4" table:formula="of:=SQRT([.J1]*[.A97])" office:value-type="float" office:value="29.3938769133981">
            <text:p>29.3938769134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table:number-columns-repeated="8"/>
          <table:table-cell table:style-name="ce4" table:formula="of:=SQRT([.J1]*[.A98])" office:value-type="float" office:value="29.5465734053883">
            <text:p>29.5465734054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table:number-columns-repeated="8"/>
          <table:table-cell table:style-name="ce4" table:formula="of:=SQRT([.J1]*[.A99])" office:value-type="float" office:value="29.698484809835">
            <text:p>29.6984848098</text:p>
          </table:table-cell>
          <table:table-cell table:style-name="ce4" table:formula="of:=SQRT([.K1]*[.A99])" office:value-type="float" office:value="31.3049516849971">
            <text:p>31.304951685</text:p>
          </table:table-cell>
          <table:table-cell table:number-columns-repeated="1013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table:number-columns-repeated="8"/>
          <table:table-cell table:style-name="ce4" table:formula="of:=SQRT([.J1]*[.A100])" office:value-type="float" office:value="29.8496231131986">
            <text:p>29.8496231132</text:p>
          </table:table-cell>
          <table:table-cell table:style-name="ce4" table:formula="of:=SQRT([.K1]*[.A100])" office:value-type="float" office:value="31.4642654451045">
            <text:p>31.4642654451</text:p>
          </table:table-cell>
          <table:table-cell table:number-columns-repeated="1013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2018-04-14</text:date>, <text:time>15:0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7-07-02T22:44:40</meta:creation-date>
    <dc:date>2018-04-14T15:06:58.51</dc:date>
    <dc:creator>Riley Runchey</dc:creator>
    <meta:editing-duration>PT2H3M59S</meta:editing-duration>
    <meta:editing-cycles>2</meta:editing-cycles>
    <meta:generator>OpenOffice/4.1.0$Win32 OpenOffice.org_project/410m18$Build-9764</meta:generator>
    <meta:document-statistic meta:table-count="3" meta:cell-count="243" meta:object-count="0"/>
  </office:meta>
</office:document-meta>
</file>